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3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81">
      <style:drawing-page-properties draw:fill="solid" draw:fill-color="#f8b32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82">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381" draw:master-page-name="Master1-Layout1-title-Titelfolie" presentation:presentation-page-layout-name="Master1-PPL1" draw:id="Slide-256">
        <draw:frame draw:id="id89" presentation:style-name="a387" draw:name="Titel 1" svg:x="1.17949in" svg:y="1.20121in" svg:width="11.28436in" svg:height="4.80642in" presentation:class="title" presentation:placeholder="false">
          <draw:text-box>
            <text:p text:style-name="a386" text:class-names="" text:cond-style-name="" text:id="id88"><text:span text:style-name="a382" text:class-names="">Hi<text:s text:c="1"/></text:span><text:span text:style-name="a383" text:class-names="">worl</text:span><text:span text:style-name="a384" text:class-names="">d</text:span><text:span text:style-name="a385" text:class-names=""/></text:p>
          </draw:text-box>
          <svg:title/>
          <svg:desc/>
        </draw:frame>
        <draw:frame draw:id="id90" presentation:style-name="a388" draw:name="Untertitel 2" svg:x="2.4224in" svg:y="6.53893in" svg:width="8.79853in" svg:height="0.81177in" presentation:class="subtitle" presentation:placeholder="true">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6" presentation:preset-sub-type="0" presentation:preset-class="entrance" presentation:group-id="0" smil:begin="0.0s" smil:repeatCount="1" smil:fill="hold">
                  <anim:set smil:targetElement="id89" smil:attributeName="visibility" smil:to="visible" smil:begin="0.0s" smil:dur="0.001s" smil:fill="hold"/>
                  <anim:transitionFilter smil:targetElement="id89" smil:type="slideWipe" smil:subtype="fromBottom" smil:begin="0.0s" smil:dur="0.579999983310699s"/>
                  <anim:animate smil:targetElement="id89" smil:attributeName="x" smil:values="x-0.25;x" smil:keyTimes="0.0;1.0" smil:begin="0.0s" smil:dur="1.822000026702881s"/>
                  <anim:animate smil:targetElement="id89" smil:attributeName="y" smil:values="0.5;1" anim:formula="y-sin(pi*$)/3" smil:keyTimes="0.0;1.0" smil:begin="0.0s" smil:dur="0.663999974727631s"/>
                  <anim:animate smil:targetElement="id89" smil:attributeName="y" smil:values="0;1" anim:formula="y-sin(pi*$)/9" smil:keyTimes="0.0;1.0" smil:begin="0.663999974727631s" smil:dur="0.663999974727631s"/>
                  <anim:animate smil:targetElement="id89" smil:attributeName="y" smil:values="0;1" anim:formula="y-sin(pi*$)/27" smil:keyTimes="0.0;1.0" smil:begin="1.324000000953674s" smil:dur="0.331999987363815s"/>
                  <anim:animate smil:targetElement="id89" smil:attributeName="y" smil:values="0;1" anim:formula="y-sin(pi*$)/81" smil:keyTimes="0.0;1.0" smil:begin="1.656000018119812s" smil:dur="0.164000004529953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17949in" svg:y="1.20121in" svg:width="11.28436in" svg:height="4.80642in"/>
      <presentation:placeholder presentation:object="subtitle" svg:x="2.4224in" svg:y="6.53893in" svg:width="8.79853in" svg:height="0.81177in"/>
      <presentation:placeholder presentation:object="date-time" svg:x="1.17949in" svg:y="6.97253in" svg:width="2.54781in" svg:height="0.38108in"/>
      <presentation:placeholder presentation:object="footer" svg:x="4.57167in" svg:y="6.97253in" svg:width="4.5in" svg:height="0.37817in"/>
      <presentation:placeholder presentation:object="page-number" svg:x="9.91603in" svg:y="6.97253in" svg:width="2.54782in" svg:height="0.37817in"/>
    </style:presentation-page-layout>
    <style:presentation-page-layout style:name="Master1-PPL2" style:display-name="Titel und Inhalt">
      <presentation:placeholder presentation:object="title" svg:x="1.36885in" svg:y="0.41818in" svg:width="11.13115in" svg:height="1.63182in"/>
      <presentation:placeholder presentation:object="object"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3" style:display-name="Abschnitts-&#10;überschrift">
      <presentation:placeholder presentation:object="title" svg:x="3.54651in" svg:y="1.17442in" svg:width="8.95349in" svg:height="4.44513in"/>
      <presentation:placeholder presentation:object="outline" svg:x="3.54651in" svg:y="5.64281in" svg:width="7.67442in" svg:height="1.04017in"/>
      <presentation:placeholder presentation:object="date-time" svg:x="3.53953in" svg:y="6.97253in" svg:width="1.6338in" svg:height="0.38108in"/>
      <presentation:placeholder presentation:object="footer" svg:x="5.77325in" svg:y="6.97253in" svg:width="4.5in" svg:height="0.37817in"/>
      <presentation:placeholder presentation:object="page-number" svg:x="10.87318in" svg:y="6.97253in" svg:width="1.62682in" svg:height="0.37817in"/>
    </style:presentation-page-layout>
    <style:presentation-page-layout style:name="Master1-PPL4" style:display-name="Zwei Inhalte">
      <presentation:placeholder presentation:object="title" svg:x="1.36885in" svg:y="0.41818in" svg:width="11.13115in" svg:height="1.63182in"/>
      <presentation:placeholder presentation:object="object" svg:x="1.375in" svg:y="2.5in" svg:width="5.25in" svg:height="3.95833in"/>
      <presentation:placeholder presentation:object="object" svg:x="7.27012in" svg:y="2.5in" svg:width="5.25in" svg:height="3.9583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5" style:display-name="Vergleich">
      <presentation:placeholder presentation:object="title" svg:x="1.37in" svg:y="0.41667in" svg:width="11.125in" svg:height="1.63333in"/>
      <presentation:placeholder presentation:object="outline" svg:x="1.36885in" svg:y="2.40555in" svg:width="5.25in" svg:height="0.69174in"/>
      <presentation:placeholder presentation:object="object" svg:x="1.375in" svg:y="3.18143in" svg:width="5.25in" svg:height="3.2769in"/>
      <presentation:placeholder presentation:object="outline" svg:x="7.25488in" svg:y="2.40555in" svg:width="5.25in" svg:height="0.69174in"/>
      <presentation:placeholder presentation:object="object" svg:x="7.25488in" svg:y="3.18143in" svg:width="5.25in" svg:height="3.2769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6" style:display-name="Nur Titel">
      <presentation:placeholder presentation:object="title" svg:x="1.36885in" svg:y="0.41818in" svg:width="11.13115in" svg:height="1.63182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7" style:display-name="Leer">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8" style:display-name="Inhalt mit Überschrift">
      <presentation:placeholder presentation:object="title" svg:x="9.11842in" svg:y="0.5in" svg:width="3.38158in" svg:height="1.3087in"/>
      <presentation:placeholder presentation:object="object" svg:x="0.83667in" svg:y="1.00654in" svg:width="6.73493in" svg:height="5.4518in"/>
      <presentation:placeholder presentation:object="outline" svg:x="9.11842in" svg:y="1.90435in" svg:width="3.38158in" svg:height="4.55399in"/>
      <presentation:placeholder presentation:object="date-time" svg:x="0.83667in" svg:y="6.97253in" svg:width="1.34881in" svg:height="0.38108in"/>
      <presentation:placeholder presentation:object="footer" svg:x="2.30055in" svg:y="6.97253in" svg:width="3.80816in" svg:height="0.37817in"/>
      <presentation:placeholder presentation:object="page-number" svg:x="6.22377in" svg:y="6.97253in" svg:width="1.34783in" svg:height="0.37817in"/>
    </style:presentation-page-layout>
    <style:presentation-page-layout style:name="Master1-PPL9" style:display-name="Bild mit Überschrift">
      <presentation:placeholder presentation:object="graphic" svg:x="0.31in" svg:y="0in" svg:width="8.04417in" svg:height="7.5in"/>
      <presentation:placeholder presentation:object="title" svg:x="9.11842in" svg:y="0.5in" svg:width="3.38158in" svg:height="1.30869in"/>
      <presentation:placeholder presentation:object="outline" svg:x="9.11842in" svg:y="1.90435in" svg:width="3.38158in" svg:height="4.55399in"/>
      <presentation:placeholder presentation:object="date-time" svg:x="0.83765in" svg:y="6.97253in" svg:width="1.34783in" svg:height="0.38108in"/>
      <presentation:placeholder presentation:object="footer" svg:x="2.30055in" svg:y="6.97253in" svg:width="3.80816in" svg:height="0.37817in"/>
      <presentation:placeholder presentation:object="page-number" svg:x="6.22in" svg:y="6.97253in" svg:width="1.35in" svg:height="0.37817in"/>
    </style:presentation-page-layout>
    <style:presentation-page-layout style:name="Master1-PPL10" style:display-name="Titel und vertikaler Text">
      <presentation:placeholder presentation:object="title" svg:x="1.36885in" svg:y="0.41818in" svg:width="11.13115in" svg:height="1.63182in"/>
      <presentation:placeholder presentation:object="outline"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11" style:display-name="Vertikaler Titel und Text">
      <presentation:placeholder presentation:object="title" svg:x="11.00866in" svg:y="0.41818in" svg:width="1.63182in" svg:height="6.12468in"/>
      <presentation:placeholder presentation:object="outline" svg:x="1.375in" svg:y="0.41818in" svg:width="9.17824in" svg:height="6.12468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default-style style:family="graphic">
      <style:graphic-properties draw:fill="solid" draw:fill-color="#f8b323" draw:opacity="100%" draw:stroke="solid" svg:stroke-width="0.01389in" svg:stroke-color="#b68317"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7">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draw:fill="solid" draw:fill-color="#2a1a00" draw:opacity="100%" draw:stroke="none"/>
    </style:style>
    <style:style style:family="text" style:name="a189">
      <style:text-properties fo:text-transform="uppercase" fo:color="#2a1a00"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draw:fill="solid" draw:fill-color="#f8b323" draw:opacity="100%" draw:stroke="none"/>
    </style:style>
    <style:style style:family="text" style:name="a20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5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graphic-properties draw:fill="solid" draw:fill-color="#2a1a00" draw:opacity="100%" draw:stroke="none"/>
    </style:style>
    <style:style style:family="text" style:name="a36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draw:fill="solid" draw:fill-color="#f8b323" draw:opacity="100%" draw:stroke="none"/>
    </style:style>
    <style:style style:family="paragraph" style:name="a36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8">
      <style:graphic-properties draw:fill="solid" draw:fill-color="#2a1a00" draw:opacity="100%" draw:stroke="none"/>
    </style:style>
    <style:style style:family="graphic" style:name="a239">
      <style:graphic-properties draw:fill="solid" draw:fill-color="#f8b323" draw:opacity="100%" draw:stroke="none"/>
    </style:style>
    <style:style style:family="text" style:name="a1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draw:fill="solid" draw:fill-color="#f3f3f2" draw:opacity="100%" draw:stroke="non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
      <style:graphic-properties draw:fill="solid" draw:fill-color="#f8b323" draw:opacity="100%" draw:stroke="none"/>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3f3f2"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51">
      <style:graphic-properties draw:fill="solid" draw:fill-color="#2a1a00" draw:opacity="100%" draw:stroke="none"/>
    </style:style>
    <style:style style:family="text" style:name="a252">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draw:fill="solid" draw:fill-color="#2a1a00" draw:opacity="100%" draw:stroke="none"/>
    </style:style>
    <style:style style:family="graphic" style:name="a112">
      <style:graphic-properties draw:fill="solid" draw:fill-color="#f8b323" draw:opacity="100%" draw:stroke="none"/>
    </style:style>
    <style:style style:family="text" style:name="a259">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draw:fill="solid" draw:fill-color="#2a1a00" draw:opacity="100%" draw:stroke="non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3">
      <style:graphic-properties draw:fill="solid" draw:fill-color="#f8b323" draw:opacity="100%" draw:stroke="non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
      <style:drawing-page-properties draw:fill="solid" draw:fill-color="#f8b323"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11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fill="solid" draw:fill-color="#f3f3f2" draw:opacity="100%" draw:stroke="none"/>
    </style:style>
    <style:style style:family="text" style:name="a36">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595959" style:text-line-through-type="none" style:text-line-through-style="none" style:text-line-through-width="auto" style:text-line-through-color="font-color" style:text-position="0% 100%" fo:font-family="Gill Sans MT"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text-transform="uppercase" fo:color="#2a1a00"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
      <style:text-properties fo:text-transform="uppercase" fo:color="#2a1a00"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895e04"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5e04"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895e04"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draw:fill="solid" draw:fill-color="#2a1a00" draw:opacity="100%" draw:stroke="none"/>
    </style:style>
    <style:style style:family="drawing-page" style:name="a55">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
      <style:graphic-properties draw:fill="solid" draw:fill-color="#2a1a00" draw:opacity="100%" draw:stroke="none"/>
    </style:style>
    <style:style style:family="graphic" style:name="a57">
      <style:graphic-properties draw:fill="solid" draw:fill-color="#f8b323" draw:opacity="100%" draw:stroke="none"/>
    </style:style>
    <style:style style:family="text" style:name="a58">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7">
      <style:graphic-properties draw:fill="solid" draw:fill-color="#f8b323" draw:opacity="100%" draw:stroke="none"/>
    </style:style>
    <style:style style:family="paragraph" style:name="a300">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8">
      <style:drawing-page-properties draw:fill="solid" draw:fill-color="#f3f3f2"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89">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93">
      <style:graphic-properties draw:fill="solid" draw:fill-color="#2a1a00" draw:opacity="100%" draw:stroke="none"/>
    </style:style>
    <style:style style:family="graphic" style:name="a294">
      <style:graphic-properties draw:fill="solid" draw:fill-color="#f8b323" draw:opacity="100%" draw:stroke="none"/>
    </style:style>
    <style:style style:family="text" style:name="a295">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3">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4">
      <style:graphic-properties draw:fill="solid" draw:fill-color="#2a1a00" draw:opacity="100%" draw:stroke="none"/>
    </style:style>
    <style:style style:family="text" style:name="a15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draw:fill="solid" draw:fill-color="#f8b323" draw:opacity="100%" draw:stroke="none"/>
    </style:style>
    <style:style style:family="paragraph" style:name="a1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3f3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
      <style:graphic-properties draw:fill="solid" draw:fill-color="#2a1a00" draw:opacity="100%" draw:stroke="none"/>
    </style:style>
    <style:style style:family="paragraph" style:name="a32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draw:fill="solid" draw:fill-color="#f8b323" draw:opacity="100%" draw:stroke="none"/>
    </style:style>
    <style:style style:family="text" style:name="a164">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text-transform="uppercase" fo:color="#2a1a00"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2a1a00"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drawing-page" style:name="a0">
      <style:drawing-page-properties draw:fill="solid" draw:fill-color="#f3f3f2"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4">
      <style:text-properties fo:text-transform="uppercase" fo:color="#f8b323"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3">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6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6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7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83">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5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22">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4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67">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5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61">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3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9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7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04">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adge" style:page-layout-name="pageLayout1" draw:style-name="a0">
      <draw:frame draw:id="id0" presentation:style-name="a4" draw:name="Title Placeholder 1" svg:x="1.36885in" svg:y="0.41818in" svg:width="11.13115in" svg:height="1.63182in" presentation:class="title" presentation:placeholder="false">
        <draw:text-box>
          <text:p text:style-name="a3" text:class-names="" text:cond-style-name=""><text:span text:style-name="a1" text:class-names="">Mastertitelformat bearbeiten</text:span><text:span text:style-name="a2" text:class-names=""/></text:p>
        </draw:text-box>
        <svg:title/>
        <svg:desc/>
      </draw:frame>
      <draw:frame draw:id="id1" presentation:style-name="a21" draw:name="Text Placeholder 2" svg:x="1.36885in" svg:y="2.5in" svg:width="11.13115in" svg:height="3.93in" presentation:class="outline" presentation:placeholder="false">
        <draw:text-box>
          <text:list text:style-name="a7">
            <text:list-item>
              <text:p text:style-name="a6" text:class-names="" text:cond-style-name=""><text:span text:style-name="a5" text:class-names="">Mastertext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36885in" svg:y="6.97253in" svg:width="2.54781in" svg:height="0.38108in" presentation:class="date-time" presentation:placeholder="false">
        <draw:text-box>
          <text:p text:style-name="a24" text:class-names="" text:cond-style-name=""><text:span text:style-name="a22" text:class-names=""><text:date text:fixed="false" style:data-style-name="a23">1/1/2000</text:date></text:span></text:p>
        </draw:text-box>
        <svg:title/>
        <svg:desc/>
      </draw:frame>
      <draw:frame draw:id="id3" presentation:style-name="a28" draw:name="Footer Placeholder 4" svg:x="4.41667in" svg:y="6.97253in" svg:width="4.5in" svg:height="0.37817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7253in" svg:width="3.08333in" svg:height="0.37817in" presentation:class="page-number" presentation:placeholder="false">
        <draw:text-box>
          <text:p text:style-name="a30" text:class-names="" text:cond-style-name=""><text:span text:style-name="a29" text:class-names=""><text:page-number style:num-format="1" text:fixed="false">‹#›</text:page-number></text:span></text:p>
        </draw:text-box>
        <svg:title/>
        <svg:desc/>
      </draw:frame>
      <draw:custom-shape svg:x="0in" svg:y="0in" svg:width="0.96875in" svg:height="7.5in" draw:id="id5" draw:style-name="a32"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6" draw:style-name="a33" draw:name="Rectangle 11">
        <svg:title>right edge border</svg:title>
        <svg:desc/>
        <draw:enhanced-geometry xmlns:dr3d="urn:oasis:names:tc:opendocument:xmlns:dr3d:1.0" draw:type="non-primitive" svg:viewBox="0 0 21600 21600" draw:enhanced-path="M 0 0 L 21600 0 21600 21600 0 21600 Z N"/>
      </draw:custom-shape>
    </style:master-page>
    <style:master-page style:name="Master1-Layout1-title-Titelfolie" style:page-layout-name="pageLayout1" draw:style-name="a34">
      <draw:custom-shape svg:x="3.89in" svg:y="0.69in" svg:width="5.72569in" svg:height="5.71875in" draw:id="id7" draw:style-name="a35" draw:name="Freeform 6">
        <svg:title>scalloped circle</svg:title>
        <svg:desc/>
        <draw:enhanced-geometry xmlns:dr3d="urn:oasis:names:tc:opendocument:xmlns:dr3d:1.0" draw:type="non-primitive" svg:viewBox="0 0 3298 3294"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8"/>
          <draw:equation draw:name="f7" draw:formula="?f4 / 3294"/>
          <draw:equation draw:name="f8" draw:formula="0 / ?f6"/>
          <draw:equation draw:name="f9" draw:formula="?f1 / ?f6"/>
          <draw:equation draw:name="f10" draw:formula="0 / ?f7"/>
          <draw:equation draw:name="f11" draw:formula="?f3 / ?f7"/>
        </draw:enhanced-geometry>
      </draw:custom-shape>
      <draw:frame draw:id="id8" presentation:style-name="a39" draw:name="Title 1" svg:x="1.17949in" svg:y="1.20121in" svg:width="11.28436in" svg:height="4.80642in" presentation:class="title" presentation:placeholder="false">
        <draw:text-box>
          <text:p text:style-name="a38" text:class-names="" text:cond-style-name=""><text:span text:style-name="a36" text:class-names="">Mastertitelformat bearbeiten</text:span><text:span text:style-name="a37" text:class-names=""/></text:p>
        </draw:text-box>
        <svg:title/>
        <svg:desc/>
      </draw:frame>
      <draw:frame draw:id="id9" presentation:style-name="a43" draw:name="Subtitle 2" svg:x="2.4224in" svg:y="6.53893in" svg:width="8.79853in" svg:height="0.81177in" presentation:class="subtitle" presentation:placeholder="false">
        <draw:text-box>
          <text:p text:style-name="a42" text:class-names="" text:cond-style-name=""><text:span text:style-name="a40" text:class-names="">Master-Untertitelformat bearbeiten</text:span><text:span text:style-name="a41" text:class-names=""/></text:p>
        </draw:text-box>
        <svg:title/>
        <svg:desc/>
      </draw:frame>
      <draw:frame draw:id="id10" presentation:style-name="a47" draw:name="Date Placeholder 3" svg:x="1.17949in" svg:y="6.97253in" svg:width="2.54781in" svg:height="0.38108in" presentation:class="date-time" presentation:placeholder="false">
        <draw:text-box>
          <text:p text:style-name="a46" text:class-names="" text:cond-style-name=""><text:span text:style-name="a44" text:class-names=""><text:date text:fixed="false" style:data-style-name="a45">1/1/2000</text:date></text:span></text:p>
        </draw:text-box>
        <svg:title/>
        <svg:desc/>
      </draw:frame>
      <draw:frame draw:id="id11" presentation:style-name="a50" draw:name="Footer Placeholder 4" svg:x="4.57167in" svg:y="6.97253in" svg:width="4.5in" svg:height="0.37817in" presentation:class="footer" presentation:placeholder="false">
        <draw:text-box>
          <text:p text:style-name="a49" text:class-names="" text:cond-style-name=""><text:span text:style-name="a48" text:class-names=""/></text:p>
        </draw:text-box>
        <svg:title/>
        <svg:desc/>
      </draw:frame>
      <draw:frame draw:id="id12" presentation:style-name="a53" draw:name="Slide Number Placeholder 5" svg:x="9.91603in" svg:y="6.97253in" svg:width="2.54782in" svg:height="0.37817in" presentation:class="page-number" presentation:placeholder="false">
        <draw:text-box>
          <text:p text:style-name="a52" text:class-names="" text:cond-style-name=""><text:span text:style-name="a51" text:class-names=""><text:page-number style:num-format="1" text:fixed="false">‹#›</text:page-number></text:span></text:p>
        </draw:text-box>
        <svg:title/>
        <svg:desc/>
      </draw:frame>
      <draw:custom-shape svg:x="0in" svg:y="0in" svg:width="0.31in" svg:height="7.5in" draw:id="id13" draw:style-name="a54" draw:name="Rectangle 12">
        <svg:title>left edge border</svg:title>
        <svg:desc/>
        <draw:enhanced-geometry xmlns:dr3d="urn:oasis:names:tc:opendocument:xmlns:dr3d:1.0" draw:type="non-primitive" svg:viewBox="0 0 21600 21600" draw:enhanced-path="M 0 0 L 21600 0 21600 21600 0 21600 Z N"/>
      </draw:custom-shape>
    </style:master-page>
    <style:master-page style:name="Master1-Layout2-obj-Titel-und-Inhalt" style:page-layout-name="pageLayout1" draw:style-name="a55">
      <draw:custom-shape svg:x="0in" svg:y="0in" svg:width="0.96875in" svg:height="7.5in" draw:id="id14" draw:layer="Master1-bg" draw:style-name="a56"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15" draw:layer="Master1-bg" draw:style-name="a57" draw:name="Rectangle 11">
        <svg:title>right edge border</svg:title>
        <svg:desc/>
        <draw:enhanced-geometry xmlns:dr3d="urn:oasis:names:tc:opendocument:xmlns:dr3d:1.0" draw:type="non-primitive" svg:viewBox="0 0 21600 21600" draw:enhanced-path="M 0 0 L 21600 0 21600 21600 0 21600 Z N"/>
      </draw:custom-shape>
      <draw:frame draw:id="id16" presentation:style-name="a61" draw:name="Title 1" svg:x="1.36885in" svg:y="0.41818in" svg:width="11.13115in" svg:height="1.63182in" presentation:class="title" presentation:placeholder="false">
        <draw:text-box>
          <text:p text:style-name="a60" text:class-names="" text:cond-style-name=""><text:span text:style-name="a58" text:class-names="">Mastertitelformat bearbeiten</text:span><text:span text:style-name="a59" text:class-names=""/></text:p>
        </draw:text-box>
        <svg:title/>
        <svg:desc/>
      </draw:frame>
      <draw:frame draw:id="id17" presentation:style-name="a78" draw:name="Content Placeholder 2" svg:x="1.36885in" svg:y="2.5in" svg:width="11.13115in" svg:height="3.93in" presentation:class="object" presentation:placeholder="false">
        <draw:text-box>
          <text:list text:style-name="a64">
            <text:list-item>
              <text:p text:style-name="a63" text:class-names="" text:cond-style-name=""><text:span text:style-name="a62" text:class-names="">Mastertextformat bearbeiten</text:span></text:p>
            </text:list-item>
          </text:list>
          <text:list text:style-name="a67">
            <text:list-item>
              <text:list text:style-name="a67">
                <text:list-item>
                  <text:p text:style-name="a66" text:class-names="" text:cond-style-name=""><text:span text:style-name="a65" text:class-names="">Zweite Ebene</text:span></text:p>
                </text:list-item>
              </text:list>
            </text:list-item>
          </text:list>
          <text:list text:style-name="a70">
            <text:list-item>
              <text:list text:style-name="a70">
                <text:list-item>
                  <text:list text:style-name="a70">
                    <text:list-item>
                      <text:p text:style-name="a69" text:class-names="" text:cond-style-name=""><text:span text:style-name="a68" text:class-names="">Dritte Ebene</text:span></text:p>
                    </text:list-item>
                  </text:list>
                </text:list-item>
              </text:list>
            </text:list-item>
          </text:list>
          <text:list text:style-name="a73">
            <text:list-item>
              <text:list text:style-name="a73">
                <text:list-item>
                  <text:list text:style-name="a73">
                    <text:list-item>
                      <text:list text:style-name="a73">
                        <text:list-item>
                          <text:p text:style-name="a72" text:class-names="" text:cond-style-name=""><text:span text:style-name="a71" text:class-names="">Vierte Ebene</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4" text:class-names="">Fünfte Ebene</text:span><text:span text:style-name="a75" text:class-names=""/></text:p>
                            </text:list-item>
                          </text:list>
                        </text:list-item>
                      </text:list>
                    </text:list-item>
                  </text:list>
                </text:list-item>
              </text:list>
            </text:list-item>
          </text:list>
        </draw:text-box>
        <svg:title/>
        <svg:desc/>
      </draw:frame>
      <draw:frame draw:id="id18" presentation:style-name="a82" draw:name="Date Placeholder 3" svg:x="1.36885in" svg:y="6.97253in" svg:width="2.54781in" svg:height="0.38108in" presentation:class="date-time" presentation:placeholder="false">
        <draw:text-box>
          <text:p text:style-name="a81" text:class-names="" text:cond-style-name=""><text:span text:style-name="a79" text:class-names=""><text:date text:fixed="false" style:data-style-name="a80">1/1/2000</text:date></text:span></text:p>
        </draw:text-box>
        <svg:title/>
        <svg:desc/>
      </draw:frame>
      <draw:frame draw:id="id19" presentation:style-name="a85" draw:name="Footer Placeholder 4" svg:x="4.41667in" svg:y="6.97253in" svg:width="4.5in" svg:height="0.37817in" presentation:class="footer" presentation:placeholder="false">
        <draw:text-box>
          <text:p text:style-name="a84" text:class-names="" text:cond-style-name=""><text:span text:style-name="a83" text:class-names=""/></text:p>
        </draw:text-box>
        <svg:title/>
        <svg:desc/>
      </draw:frame>
      <draw:frame draw:id="id20" presentation:style-name="a88" draw:name="Slide Number Placeholder 5" svg:x="9.41667in" svg:y="6.97253in" svg:width="3.08333in" svg:height="0.37817in" presentation:class="page-number" presentation:placeholder="false">
        <draw:text-box>
          <text:p text:style-name="a87" text:class-names="" text:cond-style-name=""><text:span text:style-name="a86" text:class-names=""><text:page-number style:num-format="1" text:fixed="false">‹#›</text:page-number></text:span></text:p>
        </draw:text-box>
        <svg:title/>
        <svg:desc/>
      </draw:frame>
    </style:master-page>
    <style:master-page style:name="Master1-Layout3-secHead-Abschnitts-&#10;überschrift" style:page-layout-name="pageLayout1" draw:style-name="a89">
      <draw:frame draw:id="id21" presentation:style-name="a93" draw:name="Title 1" svg:x="3.54651in" svg:y="1.17442in" svg:width="8.95349in" svg:height="4.44513in" presentation:class="title" presentation:placeholder="false">
        <draw:text-box>
          <text:p text:style-name="a92" text:class-names="" text:cond-style-name=""><text:span text:style-name="a90" text:class-names="">Mastertitelformat bearbeiten</text:span><text:span text:style-name="a91" text:class-names=""/></text:p>
        </draw:text-box>
        <svg:title/>
        <svg:desc/>
      </draw:frame>
      <draw:frame draw:id="id22" presentation:style-name="a97" draw:name="Text Placeholder 2" svg:x="3.54651in" svg:y="5.64281in" svg:width="7.67442in" svg:height="1.04017in" presentation:class="outline" presentation:placeholder="false">
        <draw:text-box>
          <text:list text:style-name="a96">
            <text:list-item>
              <text:p text:style-name="a95" text:class-names="" text:cond-style-name=""><text:span text:style-name="a94" text:class-names="">Mastertextformat bearbeiten</text:span></text:p>
            </text:list-item>
          </text:list>
        </draw:text-box>
        <svg:title/>
        <svg:desc/>
      </draw:frame>
      <draw:frame draw:id="id23" presentation:style-name="a101" draw:name="Date Placeholder 3" svg:x="3.53953in" svg:y="6.97253in" svg:width="1.6338in" svg:height="0.38108in" presentation:class="date-time" presentation:placeholder="false">
        <draw:text-box>
          <text:p text:style-name="a100" text:class-names="" text:cond-style-name=""><text:span text:style-name="a98" text:class-names=""><text:date text:fixed="false" style:data-style-name="a99">1/1/2000</text:date></text:span></text:p>
        </draw:text-box>
        <svg:title/>
        <svg:desc/>
      </draw:frame>
      <draw:frame draw:id="id24" presentation:style-name="a104" draw:name="Footer Placeholder 4" svg:x="5.77325in" svg:y="6.97253in" svg:width="4.5in" svg:height="0.37817in" presentation:class="footer" presentation:placeholder="false">
        <draw:text-box>
          <text:p text:style-name="a103" text:class-names="" text:cond-style-name=""><text:span text:style-name="a102" text:class-names=""/></text:p>
        </draw:text-box>
        <svg:title/>
        <svg:desc/>
      </draw:frame>
      <draw:frame draw:id="id25" presentation:style-name="a107" draw:name="Slide Number Placeholder 5" svg:x="10.87318in" svg:y="6.97253in" svg:width="1.62682in" svg:height="0.37817in" presentation:class="page-number" presentation:placeholder="false">
        <draw:text-box>
          <text:p text:style-name="a106" text:class-names="" text:cond-style-name=""><text:span text:style-name="a105" text:class-names=""><text:page-number style:num-format="1" text:fixed="false">‹#›</text:page-number></text:span></text:p>
        </draw:text-box>
        <svg:title/>
        <svg:desc/>
      </draw:frame>
      <draw:g draw:name="Group 6" draw:id="id26">
        <svg:title>left scallop shape</svg:title>
        <svg:desc/>
        <draw:custom-shape svg:x="0in" svg:y="0in" svg:width="3.07813in" svg:height="7.5in" draw:id="id27" draw:style-name="a108" draw:name="Freeform 6">
          <svg:title>left scallop shape</svg:title>
          <svg:desc/>
          <draw:enhanced-geometry xmlns:dr3d="urn:oasis:names:tc:opendocument:xmlns:dr3d:1.0" draw:type="non-primitive" svg:viewBox="0 0 1773 4320"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3"/>
            <draw:equation draw:name="f7" draw:formula="?f4 / 4320"/>
            <draw:equation draw:name="f8" draw:formula="0 / ?f6"/>
            <draw:equation draw:name="f9" draw:formula="?f1 / ?f6"/>
            <draw:equation draw:name="f10" draw:formula="0 / ?f7"/>
            <draw:equation draw:name="f11" draw:formula="?f3 / ?f7"/>
          </draw:enhanced-geometry>
        </draw:custom-shape>
        <draw:custom-shape svg:x="0.95624in" svg:y="0in" svg:width="1.80035in" svg:height="7.5in" draw:id="id28" draw:style-name="a109" draw:name="Freeform 11">
          <svg:title>left scallop inline</svg:title>
          <svg:desc/>
          <draw:enhanced-geometry xmlns:dr3d="urn:oasis:names:tc:opendocument:xmlns:dr3d:1.0" draw:type="non-primitive" svg:viewBox="0 0 1037 4320"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7"/>
            <draw:equation draw:name="f7" draw:formula="?f4 / 4320"/>
            <draw:equation draw:name="f8" draw:formula="0 / ?f6"/>
            <draw:equation draw:name="f9" draw:formula="?f1 / ?f6"/>
            <draw:equation draw:name="f10" draw:formula="0 / ?f7"/>
            <draw:equation draw:name="f11" draw:formula="?f3 / ?f7"/>
          </draw:enhanced-geometry>
        </draw:custom-shape>
      </draw:g>
    </style:master-page>
    <style:master-page style:name="Master1-Layout4-twoObj-Zwei-Inhalte" style:page-layout-name="pageLayout1" draw:style-name="a110">
      <draw:custom-shape svg:x="0in" svg:y="0in" svg:width="0.96875in" svg:height="7.5in" draw:id="id29" draw:layer="Master1-bg" draw:style-name="a111"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30" draw:layer="Master1-bg" draw:style-name="a112" draw:name="Rectangle 11">
        <svg:title>right edge border</svg:title>
        <svg:desc/>
        <draw:enhanced-geometry xmlns:dr3d="urn:oasis:names:tc:opendocument:xmlns:dr3d:1.0" draw:type="non-primitive" svg:viewBox="0 0 21600 21600" draw:enhanced-path="M 0 0 L 21600 0 21600 21600 0 21600 Z N"/>
      </draw:custom-shape>
      <draw:frame draw:id="id31" presentation:style-name="a116" draw:name="Title 1" svg:x="1.36885in" svg:y="0.41818in" svg:width="11.13115in" svg:height="1.63182in" presentation:class="title" presentation:placeholder="false">
        <draw:text-box>
          <text:p text:style-name="a115" text:class-names="" text:cond-style-name=""><text:span text:style-name="a113" text:class-names="">Mastertitelformat bearbeiten</text:span><text:span text:style-name="a114" text:class-names=""/></text:p>
        </draw:text-box>
        <svg:title/>
        <svg:desc/>
      </draw:frame>
      <draw:frame draw:id="id32" presentation:style-name="a133" draw:name="Content Placeholder 2" svg:x="1.375in" svg:y="2.5in" svg:width="5.25in" svg:height="3.95833in" presentation:class="object" presentation:placeholder="false">
        <draw:text-box>
          <text:list text:style-name="a119">
            <text:list-item>
              <text:p text:style-name="a118" text:class-names="" text:cond-style-name=""><text:span text:style-name="a117" text:class-names="">Mastertextformat bearbeiten</text:span></text:p>
            </text:list-item>
          </text:list>
          <text:list text:style-name="a122">
            <text:list-item>
              <text:list text:style-name="a122">
                <text:list-item>
                  <text:p text:style-name="a121" text:class-names="" text:cond-style-name=""><text:span text:style-name="a120" text:class-names="">Zweite Ebene</text:span></text:p>
                </text:list-item>
              </text:list>
            </text:list-item>
          </text:list>
          <text:list text:style-name="a125">
            <text:list-item>
              <text:list text:style-name="a125">
                <text:list-item>
                  <text:list text:style-name="a125">
                    <text:list-item>
                      <text:p text:style-name="a124" text:class-names="" text:cond-style-name=""><text:span text:style-name="a123" text:class-names="">Dritte Ebene</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Vierte Ebene</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29" text:class-names="">Fünfte Ebene</text:span><text:span text:style-name="a130" text:class-names=""/></text:p>
                            </text:list-item>
                          </text:list>
                        </text:list-item>
                      </text:list>
                    </text:list-item>
                  </text:list>
                </text:list-item>
              </text:list>
            </text:list-item>
          </text:list>
        </draw:text-box>
        <svg:title/>
        <svg:desc/>
      </draw:frame>
      <draw:frame draw:id="id33" presentation:style-name="a150" draw:name="Content Placeholder 3" svg:x="7.27012in" svg:y="2.5in" svg:width="5.25in" svg:height="3.95833in" presentation:class="object" presentation:placeholder="false">
        <draw:text-box>
          <text:list text:style-name="a136">
            <text:list-item>
              <text:p text:style-name="a135" text:class-names="" text:cond-style-name=""><text:span text:style-name="a134" text:class-names="">Mastertextformat bearbeiten</text:span></text:p>
            </text:list-item>
          </text:list>
          <text:list text:style-name="a139">
            <text:list-item>
              <text:list text:style-name="a139">
                <text:list-item>
                  <text:p text:style-name="a138" text:class-names="" text:cond-style-name=""><text:span text:style-name="a137" text:class-names="">Zweite Ebene</text:span></text:p>
                </text:list-item>
              </text:list>
            </text:list-item>
          </text:list>
          <text:list text:style-name="a142">
            <text:list-item>
              <text:list text:style-name="a142">
                <text:list-item>
                  <text:list text:style-name="a142">
                    <text:list-item>
                      <text:p text:style-name="a141" text:class-names="" text:cond-style-name=""><text:span text:style-name="a140" text:class-names="">Dritte Ebene</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Vierte Ebene</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6" text:class-names="">Fünfte Ebene</text:span><text:span text:style-name="a147" text:class-names=""/></text:p>
                            </text:list-item>
                          </text:list>
                        </text:list-item>
                      </text:list>
                    </text:list-item>
                  </text:list>
                </text:list-item>
              </text:list>
            </text:list-item>
          </text:list>
        </draw:text-box>
        <svg:title/>
        <svg:desc/>
      </draw:frame>
      <draw:frame draw:id="id34" presentation:style-name="a154" draw:name="Date Placeholder 4" svg:x="1.36885in" svg:y="6.97253in" svg:width="2.54781in" svg:height="0.38108in" presentation:class="date-time" presentation:placeholder="false">
        <draw:text-box>
          <text:p text:style-name="a153" text:class-names="" text:cond-style-name=""><text:span text:style-name="a151" text:class-names=""><text:date text:fixed="false" style:data-style-name="a152">1/1/2000</text:date></text:span></text:p>
        </draw:text-box>
        <svg:title/>
        <svg:desc/>
      </draw:frame>
      <draw:frame draw:id="id35" presentation:style-name="a157" draw:name="Footer Placeholder 5" svg:x="4.41667in" svg:y="6.97253in" svg:width="4.5in" svg:height="0.37817in" presentation:class="footer" presentation:placeholder="false">
        <draw:text-box>
          <text:p text:style-name="a156" text:class-names="" text:cond-style-name=""><text:span text:style-name="a155" text:class-names=""/></text:p>
        </draw:text-box>
        <svg:title/>
        <svg:desc/>
      </draw:frame>
      <draw:frame draw:id="id36" presentation:style-name="a160" draw:name="Slide Number Placeholder 6" svg:x="9.41667in" svg:y="6.97253in" svg:width="3.08333in" svg:height="0.37817in" presentation:class="page-number" presentation:placeholder="false">
        <draw:text-box>
          <text:p text:style-name="a159" text:class-names="" text:cond-style-name=""><text:span text:style-name="a158" text:class-names=""><text:page-number style:num-format="1" text:fixed="false">‹#›</text:page-number></text:span></text:p>
        </draw:text-box>
        <svg:title/>
        <svg:desc/>
      </draw:frame>
    </style:master-page>
    <style:master-page style:name="Master1-Layout5-twoTxTwoObj-Vergleich" style:page-layout-name="pageLayout1" draw:style-name="a161">
      <draw:custom-shape svg:x="0in" svg:y="0in" svg:width="0.96875in" svg:height="7.5in" draw:id="id37" draw:layer="Master1-bg" draw:style-name="a162"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38" draw:layer="Master1-bg" draw:style-name="a163" draw:name="Rectangle 11">
        <svg:title>right edge border</svg:title>
        <svg:desc/>
        <draw:enhanced-geometry xmlns:dr3d="urn:oasis:names:tc:opendocument:xmlns:dr3d:1.0" draw:type="non-primitive" svg:viewBox="0 0 21600 21600" draw:enhanced-path="M 0 0 L 21600 0 21600 21600 0 21600 Z N"/>
      </draw:custom-shape>
      <draw:frame draw:id="id39" presentation:style-name="a167" draw:name="Title 1" svg:x="1.37in" svg:y="0.41667in" svg:width="11.125in" svg:height="1.63333in" presentation:class="title" presentation:placeholder="false">
        <draw:text-box>
          <text:p text:style-name="a166" text:class-names="" text:cond-style-name=""><text:span text:style-name="a164" text:class-names="">Mastertitelformat bearbeiten</text:span><text:span text:style-name="a165" text:class-names=""/></text:p>
        </draw:text-box>
        <svg:title/>
        <svg:desc/>
      </draw:frame>
      <draw:frame draw:id="id40" presentation:style-name="a171" draw:name="Text Placeholder 2" svg:x="1.36885in" svg:y="2.40555in" svg:width="5.25in" svg:height="0.69174in" presentation:class="outline" presentation:placeholder="false">
        <draw:text-box>
          <text:list text:style-name="a170">
            <text:list-item>
              <text:p text:style-name="a169" text:class-names="" text:cond-style-name=""><text:span text:style-name="a168" text:class-names="">Mastertextformat bearbeiten</text:span></text:p>
            </text:list-item>
          </text:list>
        </draw:text-box>
        <svg:title/>
        <svg:desc/>
      </draw:frame>
      <draw:frame draw:id="id41" presentation:style-name="a188" draw:name="Content Placeholder 3" svg:x="1.375in" svg:y="3.18143in" svg:width="5.25in" svg:height="3.2769in" presentation:class="object" presentation:placeholder="false">
        <draw:text-box>
          <text:list text:style-name="a174">
            <text:list-item>
              <text:p text:style-name="a173" text:class-names="" text:cond-style-name=""><text:span text:style-name="a172" text:class-names="">Mastertextformat bearbeiten</text:span></text:p>
            </text:list-item>
          </text:list>
          <text:list text:style-name="a177">
            <text:list-item>
              <text:list text:style-name="a177">
                <text:list-item>
                  <text:p text:style-name="a176" text:class-names="" text:cond-style-name=""><text:span text:style-name="a175" text:class-names="">Zweite Ebene</text:span></text:p>
                </text:list-item>
              </text:list>
            </text:list-item>
          </text:list>
          <text:list text:style-name="a180">
            <text:list-item>
              <text:list text:style-name="a180">
                <text:list-item>
                  <text:list text:style-name="a180">
                    <text:list-item>
                      <text:p text:style-name="a179" text:class-names="" text:cond-style-name=""><text:span text:style-name="a178" text:class-names="">Dritte Ebene</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Vierte Ebene</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Fünfte Ebene</text:span><text:span text:style-name="a185" text:class-names=""/></text:p>
                            </text:list-item>
                          </text:list>
                        </text:list-item>
                      </text:list>
                    </text:list-item>
                  </text:list>
                </text:list-item>
              </text:list>
            </text:list-item>
          </text:list>
        </draw:text-box>
        <svg:title/>
        <svg:desc/>
      </draw:frame>
      <draw:frame draw:id="id42" presentation:style-name="a192" draw:name="Text Placeholder 4" svg:x="7.25488in" svg:y="2.40555in" svg:width="5.25in" svg:height="0.69174in" presentation:class="outline" presentation:placeholder="false">
        <draw:text-box>
          <text:list text:style-name="a191">
            <text:list-item>
              <text:p text:style-name="a190" text:class-names="" text:cond-style-name=""><text:span text:style-name="a189" text:class-names="">Mastertextformat bearbeiten</text:span></text:p>
            </text:list-item>
          </text:list>
        </draw:text-box>
        <svg:title/>
        <svg:desc/>
      </draw:frame>
      <draw:frame draw:id="id43" presentation:style-name="a209" draw:name="Content Placeholder 5" svg:x="7.25488in" svg:y="3.18143in" svg:width="5.25in" svg:height="3.2769in" presentation:class="object" presentation:placeholder="false">
        <draw:text-box>
          <text:list text:style-name="a195">
            <text:list-item>
              <text:p text:style-name="a194" text:class-names="" text:cond-style-name=""><text:span text:style-name="a193" text:class-names="">Mastertextformat bearbeiten</text:span></text:p>
            </text:list-item>
          </text:list>
          <text:list text:style-name="a198">
            <text:list-item>
              <text:list text:style-name="a198">
                <text:list-item>
                  <text:p text:style-name="a197" text:class-names="" text:cond-style-name=""><text:span text:style-name="a196" text:class-names="">Zweite Ebene</text:span></text:p>
                </text:list-item>
              </text:list>
            </text:list-item>
          </text:list>
          <text:list text:style-name="a201">
            <text:list-item>
              <text:list text:style-name="a201">
                <text:list-item>
                  <text:list text:style-name="a201">
                    <text:list-item>
                      <text:p text:style-name="a200" text:class-names="" text:cond-style-name=""><text:span text:style-name="a199" text:class-names="">Dritte Ebene</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Vierte Ebene</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5" text:class-names="">Fünfte Ebene</text:span><text:span text:style-name="a206" text:class-names=""/></text:p>
                            </text:list-item>
                          </text:list>
                        </text:list-item>
                      </text:list>
                    </text:list-item>
                  </text:list>
                </text:list-item>
              </text:list>
            </text:list-item>
          </text:list>
        </draw:text-box>
        <svg:title/>
        <svg:desc/>
      </draw:frame>
      <draw:frame draw:id="id44" presentation:style-name="a213" draw:name="Date Placeholder 6" svg:x="1.36885in" svg:y="6.97253in" svg:width="2.54781in" svg:height="0.38108in" presentation:class="date-time" presentation:placeholder="false">
        <draw:text-box>
          <text:p text:style-name="a212" text:class-names="" text:cond-style-name=""><text:span text:style-name="a210" text:class-names=""><text:date text:fixed="false" style:data-style-name="a211">1/1/2000</text:date></text:span></text:p>
        </draw:text-box>
        <svg:title/>
        <svg:desc/>
      </draw:frame>
      <draw:frame draw:id="id45" presentation:style-name="a216" draw:name="Footer Placeholder 7" svg:x="4.41667in" svg:y="6.97253in" svg:width="4.5in" svg:height="0.37817in" presentation:class="footer" presentation:placeholder="false">
        <draw:text-box>
          <text:p text:style-name="a215" text:class-names="" text:cond-style-name=""><text:span text:style-name="a214" text:class-names=""/></text:p>
        </draw:text-box>
        <svg:title/>
        <svg:desc/>
      </draw:frame>
      <draw:frame draw:id="id46" presentation:style-name="a219" draw:name="Slide Number Placeholder 8" svg:x="9.41667in" svg:y="6.97253in" svg:width="3.08333in" svg:height="0.37817in" presentation:class="page-number" presentation:placeholder="false">
        <draw:text-box>
          <text:p text:style-name="a218" text:class-names="" text:cond-style-name=""><text:span text:style-name="a217" text:class-names=""><text:page-number style:num-format="1" text:fixed="false">‹#›</text:page-number></text:span></text:p>
        </draw:text-box>
        <svg:title/>
        <svg:desc/>
      </draw:frame>
    </style:master-page>
    <style:master-page style:name="Master1-Layout6-titleOnly-Nur-Titel" style:page-layout-name="pageLayout1" draw:style-name="a220">
      <draw:custom-shape svg:x="0in" svg:y="0in" svg:width="0.96875in" svg:height="7.5in" draw:id="id47" draw:layer="Master1-bg" draw:style-name="a221"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48" draw:layer="Master1-bg" draw:style-name="a222" draw:name="Rectangle 11">
        <svg:title>right edge border</svg:title>
        <svg:desc/>
        <draw:enhanced-geometry xmlns:dr3d="urn:oasis:names:tc:opendocument:xmlns:dr3d:1.0" draw:type="non-primitive" svg:viewBox="0 0 21600 21600" draw:enhanced-path="M 0 0 L 21600 0 21600 21600 0 21600 Z N"/>
      </draw:custom-shape>
      <draw:frame draw:id="id49" presentation:style-name="a226" draw:name="Title 1" svg:x="1.36885in" svg:y="0.41818in" svg:width="11.13115in" svg:height="1.63182in" presentation:class="title" presentation:placeholder="false">
        <draw:text-box>
          <text:p text:style-name="a225" text:class-names="" text:cond-style-name=""><text:span text:style-name="a223" text:class-names="">Mastertitelformat bearbeiten</text:span><text:span text:style-name="a224" text:class-names=""/></text:p>
        </draw:text-box>
        <svg:title/>
        <svg:desc/>
      </draw:frame>
      <draw:frame draw:id="id50" presentation:style-name="a230" draw:name="Date Placeholder 2" svg:x="1.36885in" svg:y="6.97253in" svg:width="2.54781in" svg:height="0.38108in" presentation:class="date-time" presentation:placeholder="false">
        <draw:text-box>
          <text:p text:style-name="a229" text:class-names="" text:cond-style-name=""><text:span text:style-name="a227" text:class-names=""><text:date text:fixed="false" style:data-style-name="a228">1/1/2000</text:date></text:span></text:p>
        </draw:text-box>
        <svg:title/>
        <svg:desc/>
      </draw:frame>
      <draw:frame draw:id="id51" presentation:style-name="a233" draw:name="Footer Placeholder 3" svg:x="4.41667in" svg:y="6.97253in" svg:width="4.5in" svg:height="0.37817in" presentation:class="footer" presentation:placeholder="false">
        <draw:text-box>
          <text:p text:style-name="a232" text:class-names="" text:cond-style-name=""><text:span text:style-name="a231" text:class-names=""/></text:p>
        </draw:text-box>
        <svg:title/>
        <svg:desc/>
      </draw:frame>
      <draw:frame draw:id="id52" presentation:style-name="a236" draw:name="Slide Number Placeholder 4" svg:x="9.41667in" svg:y="6.97253in" svg:width="3.08333in" svg:height="0.37817in" presentation:class="page-number" presentation:placeholder="false">
        <draw:text-box>
          <text:p text:style-name="a235" text:class-names="" text:cond-style-name=""><text:span text:style-name="a234" text:class-names=""><text:page-number style:num-format="1" text:fixed="false">‹#›</text:page-number></text:span></text:p>
        </draw:text-box>
        <svg:title/>
        <svg:desc/>
      </draw:frame>
    </style:master-page>
    <style:master-page style:name="Master1-Layout7-blank-Leer" style:page-layout-name="pageLayout1" draw:style-name="a237">
      <draw:custom-shape svg:x="0in" svg:y="0in" svg:width="0.96875in" svg:height="7.5in" draw:id="id53" draw:layer="Master1-bg" draw:style-name="a238"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54" draw:layer="Master1-bg" draw:style-name="a239" draw:name="Rectangle 11">
        <svg:title>right edge border</svg:title>
        <svg:desc/>
        <draw:enhanced-geometry xmlns:dr3d="urn:oasis:names:tc:opendocument:xmlns:dr3d:1.0" draw:type="non-primitive" svg:viewBox="0 0 21600 21600" draw:enhanced-path="M 0 0 L 21600 0 21600 21600 0 21600 Z N"/>
      </draw:custom-shape>
      <draw:frame draw:id="id55" presentation:style-name="a243" draw:name="Date Placeholder 1" svg:x="1.36885in" svg:y="6.97253in" svg:width="2.54781in" svg:height="0.38108in" presentation:class="date-time" presentation:placeholder="false">
        <draw:text-box>
          <text:p text:style-name="a242" text:class-names="" text:cond-style-name=""><text:span text:style-name="a240" text:class-names=""><text:date text:fixed="false" style:data-style-name="a241">1/1/2000</text:date></text:span></text:p>
        </draw:text-box>
        <svg:title/>
        <svg:desc/>
      </draw:frame>
      <draw:frame draw:id="id56" presentation:style-name="a246" draw:name="Footer Placeholder 2" svg:x="4.41667in" svg:y="6.97253in" svg:width="4.5in" svg:height="0.37817in" presentation:class="footer" presentation:placeholder="false">
        <draw:text-box>
          <text:p text:style-name="a245" text:class-names="" text:cond-style-name=""><text:span text:style-name="a244" text:class-names=""/></text:p>
        </draw:text-box>
        <svg:title/>
        <svg:desc/>
      </draw:frame>
      <draw:frame draw:id="id57" presentation:style-name="a249" draw:name="Slide Number Placeholder 3" svg:x="9.41667in" svg:y="6.97253in" svg:width="3.08333in" svg:height="0.37817in" presentation:class="page-number" presentation:placeholder="false">
        <draw:text-box>
          <text:p text:style-name="a248" text:class-names="" text:cond-style-name=""><text:span text:style-name="a247" text:class-names=""><text:page-number style:num-format="1" text:fixed="false">‹#›</text:page-number></text:span></text:p>
        </draw:text-box>
        <svg:title/>
        <svg:desc/>
      </draw:frame>
    </style:master-page>
    <style:master-page style:name="Master1-Layout8-objTx-Inhalt-mit-Überschrift" style:page-layout-name="pageLayout1" draw:style-name="a250">
      <draw:custom-shape svg:x="8.0816in" svg:y="0in" svg:width="5.25174in" svg:height="7.5in" draw:id="id58" draw:style-name="a251" draw:name="Freeform 11">
        <svg:title>right scallop background shape</svg:title>
        <svg:desc/>
        <draw:enhanced-geometry xmlns:dr3d="urn:oasis:names:tc:opendocument:xmlns:dr3d:1.0" draw:type="non-primitive" svg:viewBox="0 0 3025 4320"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5"/>
          <draw:equation draw:name="f7" draw:formula="?f4 / 4320"/>
          <draw:equation draw:name="f8" draw:formula="0 / ?f6"/>
          <draw:equation draw:name="f9" draw:formula="?f1 / ?f6"/>
          <draw:equation draw:name="f10" draw:formula="0 / ?f7"/>
          <draw:equation draw:name="f11" draw:formula="?f3 / ?f7"/>
        </draw:enhanced-geometry>
      </draw:custom-shape>
      <draw:frame draw:id="id59" presentation:style-name="a255" draw:name="Title 1" svg:x="9.11842in" svg:y="0.5in" svg:width="3.38158in" svg:height="1.3087in" presentation:class="title" presentation:placeholder="false">
        <draw:text-box>
          <text:p text:style-name="a254" text:class-names="" text:cond-style-name=""><text:span text:style-name="a252" text:class-names="">Mastertitelformat bearbeiten</text:span><text:span text:style-name="a253" text:class-names=""/></text:p>
        </draw:text-box>
        <svg:title/>
        <svg:desc/>
      </draw:frame>
      <draw:frame draw:id="id60" presentation:style-name="a272" draw:name="Content Placeholder 2" svg:x="0.83667in" svg:y="1.00654in" svg:width="6.73493in" svg:height="5.4518in" presentation:class="object" presentation:placeholder="false">
        <draw:text-box>
          <text:list text:style-name="a258">
            <text:list-item>
              <text:p text:style-name="a257" text:class-names="" text:cond-style-name=""><text:span text:style-name="a256" text:class-names="">Mastertextformat bearbeiten</text:span></text:p>
            </text:list-item>
          </text:list>
          <text:list text:style-name="a261">
            <text:list-item>
              <text:list text:style-name="a261">
                <text:list-item>
                  <text:p text:style-name="a260" text:class-names="" text:cond-style-name=""><text:span text:style-name="a259" text:class-names="">Zweite Ebene</text:span></text:p>
                </text:list-item>
              </text:list>
            </text:list-item>
          </text:list>
          <text:list text:style-name="a264">
            <text:list-item>
              <text:list text:style-name="a264">
                <text:list-item>
                  <text:list text:style-name="a264">
                    <text:list-item>
                      <text:p text:style-name="a263" text:class-names="" text:cond-style-name=""><text:span text:style-name="a262" text:class-names="">Dritte Ebene</text:span></text:p>
                    </text:list-item>
                  </text:list>
                </text:list-item>
              </text:list>
            </text:list-item>
          </text:list>
          <text:list text:style-name="a267">
            <text:list-item>
              <text:list text:style-name="a267">
                <text:list-item>
                  <text:list text:style-name="a267">
                    <text:list-item>
                      <text:list text:style-name="a267">
                        <text:list-item>
                          <text:p text:style-name="a266" text:class-names="" text:cond-style-name=""><text:span text:style-name="a265" text:class-names="">Vierte Ebene</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8" text:class-names="">Fünfte Ebene</text:span><text:span text:style-name="a269" text:class-names=""/></text:p>
                            </text:list-item>
                          </text:list>
                        </text:list-item>
                      </text:list>
                    </text:list-item>
                  </text:list>
                </text:list-item>
              </text:list>
            </text:list-item>
          </text:list>
        </draw:text-box>
        <svg:title/>
        <svg:desc/>
      </draw:frame>
      <draw:frame draw:id="id61" presentation:style-name="a276" draw:name="Text Placeholder 3" svg:x="9.11842in" svg:y="1.90435in" svg:width="3.38158in" svg:height="4.55399in" presentation:class="outline" presentation:placeholder="false">
        <draw:text-box>
          <text:list text:style-name="a275">
            <text:list-item>
              <text:p text:style-name="a274" text:class-names="" text:cond-style-name=""><text:span text:style-name="a273" text:class-names="">Mastertextformat bearbeiten</text:span></text:p>
            </text:list-item>
          </text:list>
        </draw:text-box>
        <svg:title/>
        <svg:desc/>
      </draw:frame>
      <draw:frame draw:id="id62" presentation:style-name="a280" draw:name="Date Placeholder 4" svg:x="0.83667in" svg:y="6.97253in" svg:width="1.34881in" svg:height="0.38108in" presentation:class="date-time" presentation:placeholder="false">
        <draw:text-box>
          <text:p text:style-name="a279" text:class-names="" text:cond-style-name=""><text:span text:style-name="a277" text:class-names=""><text:date text:fixed="false" style:data-style-name="a278">1/1/2000</text:date></text:span></text:p>
        </draw:text-box>
        <svg:title/>
        <svg:desc/>
      </draw:frame>
      <draw:frame draw:id="id63" presentation:style-name="a283" draw:name="Footer Placeholder 5" svg:x="2.30055in" svg:y="6.97253in" svg:width="3.80816in" svg:height="0.37817in" presentation:class="footer" presentation:placeholder="false">
        <draw:text-box>
          <text:p text:style-name="a282" text:class-names="" text:cond-style-name=""><text:span text:style-name="a281" text:class-names=""/></text:p>
        </draw:text-box>
        <svg:title/>
        <svg:desc/>
      </draw:frame>
      <draw:frame draw:id="id64" presentation:style-name="a286" draw:name="Slide Number Placeholder 6" svg:x="6.22377in" svg:y="6.97253in" svg:width="1.34783in" svg:height="0.37817in" presentation:class="page-number" presentation:placeholder="false">
        <draw:text-box>
          <text:p text:style-name="a285" text:class-names="" text:cond-style-name=""><text:span text:style-name="a284" text:class-names=""><text:page-number style:num-format="1" text:fixed="false">‹#›</text:page-number></text:span></text:p>
        </draw:text-box>
        <svg:title/>
        <svg:desc/>
      </draw:frame>
      <draw:custom-shape svg:x="0in" svg:y="0in" svg:width="0.31in" svg:height="7.5in" draw:id="id65" draw:style-name="a287" draw:name="Rectangle 7">
        <svg:title>left edge border</svg:title>
        <svg:desc/>
        <draw:enhanced-geometry xmlns:dr3d="urn:oasis:names:tc:opendocument:xmlns:dr3d:1.0" draw:type="non-primitive" svg:viewBox="0 0 21600 21600" draw:enhanced-path="M 0 0 L 21600 0 21600 21600 0 21600 Z N"/>
      </draw:custom-shape>
    </style:master-page>
    <style:master-page style:name="Master1-Layout9-picTx-Bild-mit-Überschrift" style:page-layout-name="pageLayout1" draw:style-name="a288">
      <draw:frame draw:id="id66" presentation:style-name="a292" draw:name="Picture Placeholder 2" svg:x="0.31in" svg:y="0in" svg:width="8.04417in" svg:height="7.5in" presentation:class="graphic" presentation:placeholder="false">
        <draw:text-box>
          <text:p text:style-name="a291" text:class-names="" text:cond-style-name=""><text:span text:style-name="a289" text:class-names="">Bild durch Klicken auf Symbol hinzufügen</text:span><text:span text:style-name="a290" text:class-names=""/></text:p>
        </draw:text-box>
        <svg:title/>
        <svg:desc/>
      </draw:frame>
      <draw:custom-shape svg:x="8.0816in" svg:y="0in" svg:width="5.25174in" svg:height="7.5in" draw:id="id67" draw:style-name="a293" draw:name="Freeform 11">
        <svg:title>right scallop background shape</svg:title>
        <svg:desc/>
        <draw:enhanced-geometry xmlns:dr3d="urn:oasis:names:tc:opendocument:xmlns:dr3d:1.0" draw:type="non-primitive" svg:viewBox="0 0 3025 4320"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5"/>
          <draw:equation draw:name="f7" draw:formula="?f4 / 4320"/>
          <draw:equation draw:name="f8" draw:formula="0 / ?f6"/>
          <draw:equation draw:name="f9" draw:formula="?f1 / ?f6"/>
          <draw:equation draw:name="f10" draw:formula="0 / ?f7"/>
          <draw:equation draw:name="f11" draw:formula="?f3 / ?f7"/>
        </draw:enhanced-geometry>
      </draw:custom-shape>
      <draw:custom-shape svg:x="0in" svg:y="0in" svg:width="0.31in" svg:height="7.5in" draw:id="id68" draw:style-name="a294" draw:name="Rectangle 11">
        <svg:title>left edge border</svg:title>
        <svg:desc/>
        <draw:enhanced-geometry xmlns:dr3d="urn:oasis:names:tc:opendocument:xmlns:dr3d:1.0" draw:type="non-primitive" svg:viewBox="0 0 21600 21600" draw:enhanced-path="M 0 0 L 21600 0 21600 21600 0 21600 Z N"/>
      </draw:custom-shape>
      <draw:frame draw:id="id69" presentation:style-name="a298" draw:name="Title 1" svg:x="9.11842in" svg:y="0.5in" svg:width="3.38158in" svg:height="1.30869in" presentation:class="title" presentation:placeholder="false">
        <draw:text-box>
          <text:p text:style-name="a297" text:class-names="" text:cond-style-name=""><text:span text:style-name="a295" text:class-names="">Mastertitelformat bearbeiten</text:span><text:span text:style-name="a296" text:class-names=""/></text:p>
        </draw:text-box>
        <svg:title/>
        <svg:desc/>
      </draw:frame>
      <draw:frame draw:id="id70" presentation:style-name="a302" draw:name="Text Placeholder 3" svg:x="9.11842in" svg:y="1.90435in" svg:width="3.38158in" svg:height="4.55399in" presentation:class="outline" presentation:placeholder="false">
        <draw:text-box>
          <text:list text:style-name="a301">
            <text:list-item>
              <text:p text:style-name="a300" text:class-names="" text:cond-style-name=""><text:span text:style-name="a299" text:class-names="">Mastertextformat bearbeiten</text:span></text:p>
            </text:list-item>
          </text:list>
        </draw:text-box>
        <svg:title/>
        <svg:desc/>
      </draw:frame>
      <draw:frame draw:id="id71" presentation:style-name="a306" draw:name="Date Placeholder 4" svg:x="0.83765in" svg:y="6.97253in" svg:width="1.34783in" svg:height="0.38108in" presentation:class="date-time" presentation:placeholder="false">
        <draw:text-box>
          <text:p text:style-name="a305" text:class-names="" text:cond-style-name=""><text:span text:style-name="a303" text:class-names=""><text:date text:fixed="false" style:data-style-name="a304">1/1/2000</text:date></text:span></text:p>
        </draw:text-box>
        <svg:title/>
        <svg:desc/>
      </draw:frame>
      <draw:frame draw:id="id72" presentation:style-name="a309" draw:name="Footer Placeholder 5" svg:x="2.30055in" svg:y="6.97253in" svg:width="3.80816in" svg:height="0.37817in" presentation:class="footer" presentation:placeholder="false">
        <draw:text-box>
          <text:p text:style-name="a308" text:class-names="" text:cond-style-name=""><text:span text:style-name="a307" text:class-names=""/></text:p>
        </draw:text-box>
        <svg:title/>
        <svg:desc/>
      </draw:frame>
      <draw:frame draw:id="id73" presentation:style-name="a312" draw:name="Slide Number Placeholder 6" svg:x="6.22in" svg:y="6.97253in" svg:width="1.35in" svg:height="0.37817in" presentation:class="page-number" presentation:placeholder="false">
        <draw:text-box>
          <text:p text:style-name="a311" text:class-names="" text:cond-style-name=""><text:span text:style-name="a310" text:class-names=""><text:page-number style:num-format="1" text:fixed="false">‹#›</text:page-number></text:span></text:p>
        </draw:text-box>
        <svg:title/>
        <svg:desc/>
      </draw:frame>
    </style:master-page>
    <style:master-page style:name="Master1-Layout10-vertTx-Titel-und-vertikaler-Text" style:page-layout-name="pageLayout1" draw:style-name="a313">
      <draw:custom-shape svg:x="0in" svg:y="0in" svg:width="0.96875in" svg:height="7.5in" draw:id="id74" draw:layer="Master1-bg" draw:style-name="a314"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75" draw:layer="Master1-bg" draw:style-name="a315" draw:name="Rectangle 11">
        <svg:title>right edge border</svg:title>
        <svg:desc/>
        <draw:enhanced-geometry xmlns:dr3d="urn:oasis:names:tc:opendocument:xmlns:dr3d:1.0" draw:type="non-primitive" svg:viewBox="0 0 21600 21600" draw:enhanced-path="M 0 0 L 21600 0 21600 21600 0 21600 Z N"/>
      </draw:custom-shape>
      <draw:frame draw:id="id76" presentation:style-name="a319" draw:name="Title 1" svg:x="1.36885in" svg:y="0.41818in" svg:width="11.13115in" svg:height="1.63182in" presentation:class="title" presentation:placeholder="false">
        <draw:text-box>
          <text:p text:style-name="a318" text:class-names="" text:cond-style-name=""><text:span text:style-name="a316" text:class-names="">Mastertitelformat bearbeiten</text:span><text:span text:style-name="a317" text:class-names=""/></text:p>
        </draw:text-box>
        <svg:title/>
        <svg:desc/>
      </draw:frame>
      <draw:frame draw:id="id77" presentation:style-name="a336" draw:name="Vertical Text Placeholder 2" svg:x="1.36885in" svg:y="2.5in" svg:width="11.13115in" svg:height="3.93in" presentation:class="outline" presentation:placeholder="false">
        <draw:text-box>
          <text:list text:style-name="a322">
            <text:list-item>
              <text:p text:style-name="a321" text:class-names="" text:cond-style-name=""><text:span text:style-name="a320" text:class-names="">Mastertextformat bearbeiten</text:span></text:p>
            </text:list-item>
          </text:list>
          <text:list text:style-name="a325">
            <text:list-item>
              <text:list text:style-name="a325">
                <text:list-item>
                  <text:p text:style-name="a324" text:class-names="" text:cond-style-name=""><text:span text:style-name="a323" text:class-names="">Zweite Ebene</text:span></text:p>
                </text:list-item>
              </text:list>
            </text:list-item>
          </text:list>
          <text:list text:style-name="a328">
            <text:list-item>
              <text:list text:style-name="a328">
                <text:list-item>
                  <text:list text:style-name="a328">
                    <text:list-item>
                      <text:p text:style-name="a327" text:class-names="" text:cond-style-name=""><text:span text:style-name="a326" text:class-names="">Dritte Ebene</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Vierte Ebene</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Fünfte Ebene</text:span><text:span text:style-name="a333" text:class-names=""/></text:p>
                            </text:list-item>
                          </text:list>
                        </text:list-item>
                      </text:list>
                    </text:list-item>
                  </text:list>
                </text:list-item>
              </text:list>
            </text:list-item>
          </text:list>
        </draw:text-box>
        <svg:title/>
        <svg:desc/>
      </draw:frame>
      <draw:frame draw:id="id78" presentation:style-name="a340" draw:name="Date Placeholder 3" svg:x="1.36885in" svg:y="6.97253in" svg:width="2.54781in" svg:height="0.38108in" presentation:class="date-time" presentation:placeholder="false">
        <draw:text-box>
          <text:p text:style-name="a339" text:class-names="" text:cond-style-name=""><text:span text:style-name="a337" text:class-names=""><text:date text:fixed="false" style:data-style-name="a338">1/1/2000</text:date></text:span></text:p>
        </draw:text-box>
        <svg:title/>
        <svg:desc/>
      </draw:frame>
      <draw:frame draw:id="id79" presentation:style-name="a343" draw:name="Footer Placeholder 4" svg:x="4.41667in" svg:y="6.97253in" svg:width="4.5in" svg:height="0.37817in" presentation:class="footer" presentation:placeholder="false">
        <draw:text-box>
          <text:p text:style-name="a342" text:class-names="" text:cond-style-name=""><text:span text:style-name="a341" text:class-names=""/></text:p>
        </draw:text-box>
        <svg:title/>
        <svg:desc/>
      </draw:frame>
      <draw:frame draw:id="id80" presentation:style-name="a346" draw:name="Slide Number Placeholder 5" svg:x="9.41667in" svg:y="6.97253in" svg:width="3.08333in" svg:height="0.37817in" presentation:class="page-number" presentation:placeholder="false">
        <draw:text-box>
          <text:p text:style-name="a345" text:class-names="" text:cond-style-name=""><text:span text:style-name="a344" text:class-names=""><text:page-number style:num-format="1" text:fixed="false">‹#›</text:page-number></text:span></text:p>
        </draw:text-box>
        <svg:title/>
        <svg:desc/>
      </draw:frame>
    </style:master-page>
    <style:master-page style:name="Master1-Layout11-vertTitleAndTx-Vertikaler-Titel-und-Text" style:page-layout-name="pageLayout1" draw:style-name="a347">
      <draw:custom-shape svg:x="0in" svg:y="0in" svg:width="0.96875in" svg:height="7.5in" draw:id="id81" draw:layer="Master1-bg" draw:style-name="a348"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82" draw:layer="Master1-bg" draw:style-name="a349" draw:name="Rectangle 11">
        <svg:title>right edge border</svg:title>
        <svg:desc/>
        <draw:enhanced-geometry xmlns:dr3d="urn:oasis:names:tc:opendocument:xmlns:dr3d:1.0" draw:type="non-primitive" svg:viewBox="0 0 21600 21600" draw:enhanced-path="M 0 0 L 21600 0 21600 21600 0 21600 Z N"/>
      </draw:custom-shape>
      <draw:frame draw:id="id83" presentation:style-name="a353" draw:name="Vertical Title 1" svg:x="11.00866in" svg:y="0.41818in" svg:width="1.63182in" svg:height="6.12468in" presentation:class="title" presentation:placeholder="false">
        <draw:text-box>
          <text:p text:style-name="a352" text:class-names="" text:cond-style-name=""><text:span text:style-name="a350" text:class-names="">Mastertitelformat bearbeiten</text:span><text:span text:style-name="a351" text:class-names=""/></text:p>
        </draw:text-box>
        <svg:title/>
        <svg:desc/>
      </draw:frame>
      <draw:frame draw:id="id84" presentation:style-name="a370" draw:name="Vertical Text Placeholder 2" svg:x="1.375in" svg:y="0.41818in" svg:width="9.17824in" svg:height="6.12468in" presentation:class="outline" presentation:placeholder="false">
        <draw:text-box>
          <text:list text:style-name="a356">
            <text:list-item>
              <text:p text:style-name="a355" text:class-names="" text:cond-style-name=""><text:span text:style-name="a354" text:class-names="">Mastertextformat bearbeiten</text:span></text:p>
            </text:list-item>
          </text:list>
          <text:list text:style-name="a359">
            <text:list-item>
              <text:list text:style-name="a359">
                <text:list-item>
                  <text:p text:style-name="a358" text:class-names="" text:cond-style-name=""><text:span text:style-name="a357" text:class-names="">Zweite Ebene</text:span></text:p>
                </text:list-item>
              </text:list>
            </text:list-item>
          </text:list>
          <text:list text:style-name="a362">
            <text:list-item>
              <text:list text:style-name="a362">
                <text:list-item>
                  <text:list text:style-name="a362">
                    <text:list-item>
                      <text:p text:style-name="a361" text:class-names="" text:cond-style-name=""><text:span text:style-name="a360" text:class-names="">Dritte Ebene</text:span></text:p>
                    </text:list-item>
                  </text:list>
                </text:list-item>
              </text:list>
            </text:list-item>
          </text:list>
          <text:list text:style-name="a365">
            <text:list-item>
              <text:list text:style-name="a365">
                <text:list-item>
                  <text:list text:style-name="a365">
                    <text:list-item>
                      <text:list text:style-name="a365">
                        <text:list-item>
                          <text:p text:style-name="a364" text:class-names="" text:cond-style-name=""><text:span text:style-name="a363" text:class-names="">Vierte Ebene</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6" text:class-names="">Fünfte Ebene</text:span><text:span text:style-name="a367" text:class-names=""/></text:p>
                            </text:list-item>
                          </text:list>
                        </text:list-item>
                      </text:list>
                    </text:list-item>
                  </text:list>
                </text:list-item>
              </text:list>
            </text:list-item>
          </text:list>
        </draw:text-box>
        <svg:title/>
        <svg:desc/>
      </draw:frame>
      <draw:frame draw:id="id85" presentation:style-name="a374" draw:name="Date Placeholder 3" svg:x="1.36885in" svg:y="6.97253in" svg:width="2.54781in" svg:height="0.38108in" presentation:class="date-time" presentation:placeholder="false">
        <draw:text-box>
          <text:p text:style-name="a373" text:class-names="" text:cond-style-name=""><text:span text:style-name="a371" text:class-names=""><text:date text:fixed="false" style:data-style-name="a372">1/1/2000</text:date></text:span></text:p>
        </draw:text-box>
        <svg:title/>
        <svg:desc/>
      </draw:frame>
      <draw:frame draw:id="id86" presentation:style-name="a377" draw:name="Footer Placeholder 4" svg:x="4.41667in" svg:y="6.97253in" svg:width="4.5in" svg:height="0.37817in" presentation:class="footer" presentation:placeholder="false">
        <draw:text-box>
          <text:p text:style-name="a376" text:class-names="" text:cond-style-name=""><text:span text:style-name="a375" text:class-names=""/></text:p>
        </draw:text-box>
        <svg:title/>
        <svg:desc/>
      </draw:frame>
      <draw:frame draw:id="id87" presentation:style-name="a380" draw:name="Slide Number Placeholder 5" svg:x="9.41667in" svg:y="6.97253in" svg:width="3.08333in" svg:height="0.37817in" presentation:class="page-number" presentation:placeholder="false">
        <draw:text-box>
          <text:p text:style-name="a379" text:class-names="" text:cond-style-name=""><text:span text:style-name="a378"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Hi world</dc:title>
    <meta:initial-creator>Maryam Nakhostin</meta:initial-creator>
    <dc:creator>Maryam Nakhostin</dc:creator>
    <meta:creation-date>2024-05-14T08:09:25Z</meta:creation-date>
    <dc:date>2024-05-14T08:10:22Z</dc:date>
    <meta:template xlink:href="Badge" xlink:type="simple"/>
    <meta:editing-cycles>1</meta:editing-cycles>
    <meta:editing-duration>PT0S</meta:editing-duration>
    <meta:document-statistic meta:paragraph-count="1" meta:word-count="2"/>
  </office:meta>
</office:document-meta>
</file>